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P3" style:family="paragraph" style:parent-style-name="Standard">
      <style:text-properties style:font-name="Century Gothic" fo:font-size="10pt" style:font-size-asian="10pt" style:font-name-complex="Century Gothic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Century Gothic" fo:font-size="10pt" style:font-size-asian="10pt" style:font-name-complex="Times-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AAA</text:p>
      <text:p text:style-name="P6">Company Registration No : BBB</text:p>
      <text:p text:style-name="P5">(Incorporated in the Republic of Singapore)</text:p>
      <text:p text:style-name="P7"/>
      <text:p text:style-name="P1"/>
      <text:p text:style-name="Standard"/>
      <text:p text:style-name="P4">Minutes of the Extraordinary General Meeting of <text:span text:style-name="T1">AAA </text:span>held at V1 at 3.00 pm on DDMMYYYY.</text:p>
      <text:p text:style-name="P4"/>
      <text:p text:style-name="Standard"/>
      <text:p text:style-name="P8">CHAIRPERSON</text:p>
      <text:p text:style-name="P3"><text:span text:style-name="T1">CCC </text:span>was elected Chairperson for the meeting.</text:p>
      <text:p text:style-name="P4"/>
      <text:p text:style-name="P4"/>
      <text:p text:style-name="P4">The following resolutions were passed and it was unanimously resolved :-</text:p>
      <text:p text:style-name="P4"/>
      <text:p text:style-name="P4"/>
      <text:p text:style-name="P8">NOTICE</text:p>
      <text:p text:style-name="P4">It was unanimously resolved that the waiving of issuing Two weeks’ notice for calling this meeting be and is hereby approved.</text:p>
      <text:p text:style-name="P4"/>
      <text:p text:style-name="P4"/>
      <text:p text:style-name="P8">TRANSFER OF SHARES</text:p>
      <text:p text:style-name="P4">It was unanimously resolved : That the transfer of 50,000 Ordinary Shares of S$1/- each fully paid, at S$1/- each in the capital of the Company as set out below be and is hereby approved.</text:p>
      <text:p text:style-name="P4"/>
      <text:p text:style-name="P4"><text:span text:style-name="T2">Transferor<text:tab/>_________ <text:s text:c="6"/></text:span><text:s text:c="11"/><text:span text:style-name="T2">Transferee<text:tab/><text:tab/></text:span><text:tab/><text:span text:style-name="T2">Number of Shares </text:span></text:p>
      <text:p text:style-name="P4">CCC<text:tab/><text:tab/> <text:s text:c="4"/><text:tab/> <text:s text:c="20"/>DDD<text:tab/><text:tab/> <text:s text:c="35"/>XXX</text:p>
      <text:p text:style-name="P4"/>
      <text:p text:style-name="P4">That the share certificates no. _______ be and are hereby cancelled and that the new share certificate no. _____ be issued to the above named transferee and that the Company’s Common Seal be affixed hereto in accordance with the Articles of Association.</text:p>
      <text:p text:style-name="P4"/>
      <text:p text:style-name="P8"/>
      <text:p text:style-name="P8">CLOSURE OF MEETING</text:p>
      <text:p text:style-name="P4">There were no other issues to discuss and the meeting was terminated with a vote of thanks to the Chair.</text:p>
      <text:p text:style-name="P4"/>
      <text:p text:style-name="P4"/>
      <text:p text:style-name="P4">The minutes of the meeting were read out and the Chairperson signed the same as correct records.</text:p>
      <text:p text:style-name="P4"/>
      <text:p text:style-name="P4"/>
      <text:p text:style-name="P4"/>
      <text:p text:style-name="P4"/>
      <text:p text:style-name="P4">______________________________________</text:p>
      <text:p text:style-name="P3">CCC</text:p>
      <text:p text:style-name="P4">Chairp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List_20_Paragraph" style:display-name="List Paragraph" style:family="paragraph" style:parent-style-name="Standard">
      <style:paragraph-properties fo:margin="100%" fo:margin-left="12.7mm" fo:margin-right="0mm" fo:text-indent="0mm" style:auto-text-indent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4.39mm" fo:margin-left="27.01mm" fo:margin-right="26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28T08:38:00</meta:creation-date>
    <dc:creator>Sally Khor</dc:creator>
    <dc:date>2015-12-02T15:14:00</dc:date>
    <meta:print-date>2015-05-14T22:47:00</meta:print-date>
    <meta:editing-cycles>3</meta:editing-cycles>
    <meta:editing-duration>P15824DT17H31M44S</meta:editing-duration>
    <meta:document-statistic meta:table-count="0" meta:image-count="0" meta:object-count="0" meta:page-count="1" meta:paragraph-count="20" meta:word-count="201" meta:character-count="1291" meta:non-whitespace-character-count="1025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